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Движение как способ существования материи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23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1db82a1">1. Виды Движения (по Энгельсу)</text:a></text:p>
          <text:p text:style-name="Contents_20_1"><text:a xlink:type="simple" xlink:href="#org213bffc">2. Понятие движения</text:a></text:p>
          <text:p text:style-name="Contents_20_1"><text:a xlink:type="simple" xlink:href="#org0d46947">3. Свойства движения</text:a></text:p>
          <text:p text:style-name="Contents_20_1"><text:a xlink:type="simple" xlink:href="#org74a0cf6">4. Источники движения</text:a></text:p>
          <text:p text:style-name="Contents_20_1"><text:a xlink:type="simple" xlink:href="#orga672456">5. Виды движения</text:a></text:p>
          <text:p text:style-name="Contents_20_2"><text:a xlink:type="simple" xlink:href="#orgff9b233">5.1. Виды развития</text:a></text:p>
          <text:p text:style-name="Contents_20_3"><text:a xlink:type="simple" xlink:href="#orgbacc81b">5.1.1. Эвалюционное</text:a></text:p>
          <text:p text:style-name="Contents_20_3"><text:a xlink:type="simple" xlink:href="#org5cdf28b">5.1.2. Ревалюционное (резкое)</text:a></text:p>
        </text:index-body>
      </text:table-of-content>
      <text:h text:style-name="Heading_20_1" text:outline-level="1" text:is-list-header="false">
<text:bookmark-start text:name="OrgXref.org1db82a1"/>
<text:bookmark text:name="org1db82a1"/>Виды Движения (по Энгельсу)
<text:bookmark-end text:name="OrgXref.org1db82a1"/></text:h>
      <text:list text:style-name="OrgBulletedList" text:continue-numbering="false">
        <text:list-item>
          <text:p text:style-name="Text_20_body">Механическое движение - изменение местоположения
</text:p>
        </text:list-item>
        <text:list-item>
          <text:p text:style-name="Text_20_body">Физическое движение - тело, свет, магнетизм
</text:p>
        </text:list-item>
        <text:list-item>
          <text:p text:style-name="Text_20_body">Биологическое движение
</text:p>
        </text:list-item>
        <text:list-item>
          <text:p text:style-name="Text_20_body">Химическое движение - движение атомов
</text:p>
        </text:list-item>
        <text:list-item>
          <text:p text:style-name="Text_20_body">Социальное движение
</text:p>
        </text:list-item>
      </text:list>
      <text:h text:style-name="Heading_20_1" text:outline-level="1" text:is-list-header="false">
<text:bookmark-start text:name="OrgXref.org213bffc"/>
<text:bookmark text:name="org213bffc"/>Понятие движения
<text:bookmark-end text:name="OrgXref.org213bffc"/></text:h>
      <text:list text:style-name="OrgNumberedList" text:continue-numbering="false">
        <text:list-item>
          <text:p text:style-name="Text_20_body">Процессы и результаты взаимодействий любого рода
</text:p>
        </text:list-item>
        <text:list-item>
          <text:p text:style-name="Text_20_body">Изменение состояния - биологическое химическое и др
</text:p>
        </text:list-item>
        <text:list-item>
          <text:p text:style-name="Text_20_body">Изменение состояния - качественное или количественное
</text:p>
        </text:list-item>
        <text:list-item>
          <text:p text:style-name="Text_20_body">Изменение положения тела в пространстве
</text:p>
        </text:list-item>
        <text:list-item>
          <text:p text:style-name="Text_20_body">Возникновение новых явлений
</text:p>
        </text:list-item>
        <text:list-item>
          <text:p text:style-name="Text_20_body">Изменение формы (изменение очертаний)
</text:p>
        </text:list-item>
        <text:list-item>
          <text:p text:style-name="Text_20_body">Изменение размера (рост)
</text:p>
        </text:list-item>
        <text:list-item>
          <text:p text:style-name="Text_20_body">Системные изменения (смена циклов, приоритетов, направлений)
</text:p>
        </text:list-item>
      </text:list>
      <text:h text:style-name="Heading_20_1" text:outline-level="1" text:is-list-header="false">
<text:bookmark-start text:name="OrgXref.org0d46947"/>
<text:bookmark text:name="org0d46947"/>Свойства движения
<text:bookmark-end text:name="OrgXref.org0d46947"/></text:h>
      <text:list text:style-name="OrgNumberedList" text:continue-numbering="false">
        <text:list-item>
          <text:p text:style-name="Text_20_body">Единство изменчивости и устойчивости (движение есть всегда)
</text:p>
        </text:list-item>
        <text:list-item>
          <text:p text:style-name="Text_20_body">Единство непрерывности потока изменений и прерывности качественных состояний объекта
</text:p>
        </text:list-item>
        <text:list-item>
          <text:p text:style-name="Text_20_body">Единство абсолютного и относительного
</text:p>
        </text:list-item>
      </text:list>
      <text:h text:style-name="Heading_20_1" text:outline-level="1" text:is-list-header="false">
<text:bookmark-start text:name="OrgXref.org74a0cf6"/>
<text:bookmark text:name="org74a0cf6"/>Источники движения
<text:bookmark-end text:name="OrgXref.org74a0cf6"/></text:h>
      <text:list text:style-name="OrgNumberedList" text:continue-numbering="false">
        <text:list-item>
          <text:p text:style-name="Text_20_body">Движение происходит от внутренней способности объекта к изменчивости (<text:span text:style-name="Bold">материализм</text:span>)
</text:p>
        </text:list-item>
        <text:list-item>
          <text:p text:style-name="Text_20_body">Движение происходит от внешнего воздействия на объект, внешней причины (<text:span text:style-name="Bold">идеализм</text:span>)
</text:p>
        </text:list-item>
      </text:list>
      <text:h text:style-name="Heading_20_1" text:outline-level="1" text:is-list-header="false">
<text:bookmark-start text:name="OrgXref.orga672456"/>
<text:bookmark text:name="orga672456"/>Виды движения
<text:bookmark-end text:name="OrgXref.orga672456"/></text:h>
      <text:list text:style-name="OrgBulletedList" text:continue-numbering="false">
        <text:list-item>
          <text:p text:style-name="Text_20_body">Становление - естественное изменение элементов бытия
</text:p>
        </text:list-item>
        <text:list-item>
          <text:p text:style-name="Text_20_body">Изменение - превращение объекта в другой объект
</text:p>
        </text:list-item>
        <text:list-item>
          <text:p text:style-name="Text_20_body">Развитие - Целенаправленное изменение объектов с целью получения новых качеств
</text:p>
        </text:list-item>
      </text:list>
      <text:h text:style-name="Heading_20_2" text:outline-level="2" text:is-list-header="false">
<text:bookmark-start text:name="OrgXref.orgff9b233"/>
<text:bookmark text:name="orgff9b233"/>Виды развития
<text:bookmark-end text:name="OrgXref.orgff9b233"/></text:h>
      <text:h text:style-name="Heading_20_3" text:outline-level="3" text:is-list-header="false">
<text:bookmark-start text:name="OrgXref.orgbacc81b"/>
<text:bookmark text:name="orgbacc81b"/>Эвалюционное
<text:bookmark-end text:name="OrgXref.orgbacc81b"/></text:h>
      <text:p text:style-name="Text_20_body"><text:span text:style-name="Bold">Плюсы:</text:span>
</text:p>
      <text:list text:style-name="OrgBulletedList" text:continue-numbering="false">
        <text:list-item>
          <text:p text:style-name="Text_20_body">Постепенность
</text:p>
        </text:list-item>
        <text:list-item>
          <text:p text:style-name="Text_20_body">Обдуманность
</text:p>
        </text:list-item>
      </text:list>
      <text:p text:style-name="Text_20_body"><text:span text:style-name="Bold">Минусы:</text:span>
</text:p>
      <text:list text:style-name="OrgBulletedList" text:continue-numbering="false">
        <text:list-item>
          <text:p text:style-name="Text_20_body">Медлительность
</text:p>
        </text:list-item>
      </text:list>
      <text:h text:style-name="Heading_20_3" text:outline-level="3" text:is-list-header="false">
<text:bookmark-start text:name="OrgXref.org5cdf28b"/>
<text:bookmark text:name="org5cdf28b"/>Ревалюционное (резкое)
<text:bookmark-end text:name="OrgXref.org5cdf28b"/></text:h>
      <text:p text:style-name="Text_20_body"><text:span text:style-name="Bold">Плюсы:</text:span>
</text:p>
      <text:list text:style-name="OrgBulletedList" text:continue-numbering="false">
        <text:list-item>
          <text:p text:style-name="Text_20_body">Скорость
</text:p>
        </text:list-item>
      </text:list>
      <text:p text:style-name="Text_20_body"><text:span text:style-name="Bold">Минусы:</text:span>
</text:p>
      <text:list text:style-name="OrgBulletedList" text:continue-numbering="false">
        <text:list-item>
          <text:p text:style-name="Text_20_body">Необдуманность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23T10:48:28</dc:date>
    <meta:creation-date>2024-10-23T10:48:28</meta:creation-date>
    <meta:generator>Emacs 29.4 (Org mode 9.8-pre)</meta:generator>
    <meta:keyword/>
    <dc:subject/>
    <dc:title>Движение как способ существования материи</dc:title>
  </office:meta>
</office:document-meta>
</file>